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da6de" officeooo:paragraph-rsid="001da6de"/>
    </style:style>
    <style:style style:name="P3" style:family="paragraph" style:parent-style-name="Table_20_Contents">
      <style:text-properties officeooo:rsid="001da6de" officeooo:paragraph-rsid="001e2ab0"/>
    </style:style>
    <style:style style:name="P4" style:family="paragraph" style:parent-style-name="Table_20_Contents">
      <style:text-properties officeooo:rsid="001e2ab0" officeooo:paragraph-rsid="001e2ab0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ef4d4" officeooo:paragraph-rsid="001ef4d4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attore">
      <style:text-properties officeooo:rsid="001da6de" officeooo:paragraph-rsid="001da6de"/>
    </style:style>
    <style:style style:name="P8" style:family="paragraph" style:parent-style-name="Azione_20_attore">
      <style:text-properties officeooo:rsid="001da6de" officeooo:paragraph-rsid="0020946b"/>
    </style:style>
    <style:style style:name="P9" style:family="paragraph" style:parent-style-name="Azione_20_sistema">
      <style:text-properties officeooo:rsid="001da6de" officeooo:paragraph-rsid="0020946b"/>
    </style:style>
    <style:style style:name="T1" style:family="text">
      <style:text-properties officeooo:rsid="001e2ab0"/>
    </style:style>
    <style:style style:name="T2" style:family="text">
      <style:text-properties officeooo:rsid="001ef4d4"/>
    </style:style>
    <style:style style:name="T3" style:family="text">
      <style:text-properties officeooo:rsid="0020946b"/>
    </style:style>
    <style:style style:name="T4" style:family="text">
      <style:text-properties style:font-name="Times New Roman" fo:font-size="12pt" officeooo:rsid="0020946b" style:font-size-asian="12pt" style:font-size-complex="12pt"/>
    </style:style>
    <style:style style:name="T5" style:family="text">
      <style:text-properties officeooo:rsid="0020d126"/>
    </style:style>
    <style:style style:name="T6" style:family="text">
      <style:text-properties officeooo:rsid="0022349c"/>
    </style:style>
    <style:style style:name="T7" style:family="text">
      <style:text-properties style:text-position="super 58%" officeooo:rsid="0022349c"/>
    </style:style>
    <style:style style:name="T8" style:family="text">
      <style:text-properties style:text-position="super 58%" officeooo:rsid="00226cd4"/>
    </style:style>
    <style:style style:name="T9" style:family="text">
      <style:text-properties officeooo:rsid="00226c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<text:span text:style-name="T5">Approvazione</text:span><text:span text:style-name="T1"> Modifica Orario Bambin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UC_M_29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Impiegato asil<text:span text:style-name="T1">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Impiegato asilo<text:line-break/><text:span text:style-name="T2">Un genitore deve aver fatto una richiesta specifica (UC_M_28)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0525981" text:style-name="Numerazione_20_UC">
              <text:list-item text:start-value="1">
                <text:p text:style-name="P7">L'<text:span text:style-name="T3">impiegato</text:span> accede all'area di notifica.</text:p>
              </text:list-item>
              <text:list-item>
                <text:p text:style-name="P9"><text:span text:style-name="T3">Il </text:span><text:span text:style-name="T4">sistema mostra una notifica di un genitore che richiede l'approvazione della modifica dell'orario del proprio bambino. <text:s/></text:span></text:p>
              </text:list-item>
              <text:list-item>
                <text:p text:style-name="P8"><text:span text:style-name="T3">L'impiegato prende visione della notifica, verifica i dati del bambino e risponde alla richiesta del genitore con una notifica di </text:span><text:span text:style-name="T5">conferma</text:span><text:span text:style-name="T3">.</text:span></text:p>
              </text:list-item>
              <text:list-item>
                <text:p text:style-name="P9"><text:span text:style-name="T3">Il sistema invia la notifica di </text:span><text:span text:style-name="T5">conferma</text:span><text:span text:style-name="T3"> al genitore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deve visualizzare il messaggio di <text:span text:style-name="T5">conferma</text:span> modifica.</text:p>
            <text:p text:style-name="P2">Il sistema deve visualizzare il messaggio di conferma invio notific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>Il sistema visualizza un messaggio di errore che indica il motivo. 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Il sistema deve visualizzare il messaggio di <text:span text:style-name="T5">conferma</text:span> modifica o di errore entro 20 secondi dall'invio della conferma dei dati.</text:p>
          </table:table-cell>
        </table:table-row>
      </table:table>
      <text:p text:style-name="P6"><text:span text:style-name="T6">UC_M_2</text:span><text:span text:style-name="T9">9a: </text:span><text:span text:style-name="T6">Approvazione Modifica Orario Bambin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09:40:21.28</meta:creation-date>
    <meta:editing-duration>PT2M2S</meta:editing-duration>
    <meta:editing-cycles>5</meta:editing-cycles>
    <meta:generator>LibreOffice/3.6$Windows_x86 LibreOffice_project/da8c1e6-fd468f4-454e206-f42a4a9-143cfd</meta:generator>
    <dc:date>2012-10-30T10:41:45.05</dc:date>
    <meta:document-statistic meta:table-count="1" meta:image-count="0" meta:object-count="0" meta:page-count="1" meta:paragraph-count="21" meta:word-count="155" meta:character-count="1057" meta:non-whitespace-character-count="924"/>
  </office:meta>
</office:document-meta>
</file>